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tyle="italic"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ips and Tricks for Using Linux Command Line</text:h>
      <text:list xml:id="list1050096907" text:style-name="L1">
        <text:list-item>
          <text:p text:style-name="P3">You can use the <text:span text:style-name="T1">clear</text:span> command to clear the terminal if it gets filled up with too many commands.</text:p>
        </text:list-item>
        <text:list-item>
          <text:p text:style-name="P3"><text:span text:style-name="T1">TAB</text:span> can be used to fill up in terminal. For example, You just need to type “<text:span text:style-name="T1">cd Doc</text:span>” and then <text:span text:style-name="T1">TAB</text:span> and the terminal fills the rest up and makes it “<text:span text:style-name="T1">cd Documents</text:span>”.</text:p>
        </text:list-item>
        <text:list-item>
          <text:p text:style-name="P3"><text:span text:style-name="T1">Ctrl+C</text:span> can be used to stop any command in terminal safely. If it doesn't stop with that, then <text:span text:style-name="T1">Ctrl+Z</text:span> can be used to force stop it.</text:p>
        </text:list-item>
        <text:list-item>
          <text:p text:style-name="P3">You can exit from the terminal by using the <text:span text:style-name="T1">exit</text:span> command.</text:p>
        </text:list-item>
        <text:list-item>
          <text:p text:style-name="P2">You can power off or reboot the computer by using the command <text:span text:style-name="T1">sudo halt</text:span> and <text:span text:style-name="T1">sudo reboot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1:18:11.384159933</meta:creation-date>
    <dc:date>2021-03-12T11:19:12.872214903</dc:date>
    <meta:editing-duration>PT1M2S</meta:editing-duration>
    <meta:editing-cycles>1</meta:editing-cycles>
    <meta:document-statistic meta:table-count="0" meta:image-count="0" meta:object-count="0" meta:page-count="1" meta:paragraph-count="6" meta:word-count="119" meta:character-count="580" meta:non-whitespace-character-count="472"/>
    <meta:generator>LibreOffice/6.4.6.2$Linux_X86_64 LibreOffice_project/40$Build-2</meta:generator>
  </office:meta>
</office:document-meta>
</file>